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Resolver.getSuggestedValue(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Tes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utowireConfigurerTests.testCustom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Resolver.isAutowireCandidate( BeanDefinitionHolder bdHolder , DependencyDescriptor 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Resolver.getLazyResolutionProxyIfNecessary( DependencyDescriptor descriptor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